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Standard">
      <style:text-properties officeooo:rsid="00034acc" officeooo:paragraph-rsid="00034acc"/>
    </style:style>
    <style:style style:name="P3" style:family="paragraph" style:parent-style-name="Standard">
      <style:text-properties officeooo:rsid="000535a9" officeooo:paragraph-rsid="000535a9"/>
    </style:style>
    <style:style style:name="P4" style:family="paragraph" style:parent-style-name="Standard">
      <style:paragraph-properties fo:text-align="justify" style:justify-single-word="false"/>
      <style:text-properties officeooo:rsid="00022efd" officeooo:paragraph-rsid="00099d11"/>
    </style:style>
    <style:style style:name="P5" style:family="paragraph" style:parent-style-name="Standard">
      <style:paragraph-properties fo:text-align="justify" style:justify-single-word="false"/>
      <style:text-properties officeooo:rsid="00022efd" officeooo:paragraph-rsid="0009ffa6"/>
    </style:style>
    <style:style style:name="P6" style:family="paragraph" style:parent-style-name="Standard">
      <style:paragraph-properties fo:text-align="justify" style:justify-single-word="false"/>
      <style:text-properties officeooo:rsid="00034acc" officeooo:paragraph-rsid="000ef58c"/>
    </style:style>
    <style:style style:name="P7" style:family="paragraph" style:parent-style-name="Standard">
      <style:paragraph-properties fo:text-align="justify" style:justify-single-word="false"/>
      <style:text-properties officeooo:rsid="00034acc" officeooo:paragraph-rsid="0011aae3"/>
    </style:style>
    <style:style style:name="P8" style:family="paragraph" style:parent-style-name="Standard">
      <style:paragraph-properties fo:text-align="justify" style:justify-single-word="false"/>
      <style:text-properties officeooo:rsid="00034acc" officeooo:paragraph-rsid="001361ac"/>
    </style:style>
    <style:style style:name="P9" style:family="paragraph" style:parent-style-name="Standard">
      <style:paragraph-properties fo:text-align="justify" style:justify-single-word="false"/>
      <style:text-properties officeooo:rsid="00034acc" officeooo:paragraph-rsid="00155b7a"/>
    </style:style>
    <style:style style:name="P10" style:family="paragraph" style:parent-style-name="Standard">
      <style:paragraph-properties fo:text-align="justify" style:justify-single-word="false"/>
      <style:text-properties officeooo:rsid="00034acc" officeooo:paragraph-rsid="0016302d"/>
    </style:style>
    <style:style style:name="P11" style:family="paragraph" style:parent-style-name="Standard">
      <style:text-properties officeooo:rsid="00034acc" officeooo:paragraph-rsid="0011aae3"/>
    </style:style>
    <style:style style:name="P12" style:family="paragraph" style:parent-style-name="Standard">
      <style:paragraph-properties fo:text-align="justify" style:justify-single-word="false"/>
      <style:text-properties officeooo:paragraph-rsid="0016302d"/>
    </style:style>
    <style:style style:name="P13" style:family="paragraph" style:parent-style-name="Standard">
      <style:text-properties officeooo:rsid="000ef58c" officeooo:paragraph-rsid="000ef58c"/>
    </style:style>
    <style:style style:name="P14" style:family="paragraph" style:parent-style-name="Standard">
      <style:paragraph-properties fo:text-align="justify" style:justify-single-word="false"/>
      <style:text-properties officeooo:rsid="000ef58c" officeooo:paragraph-rsid="00099d11"/>
    </style:style>
    <style:style style:name="P15" style:family="paragraph" style:parent-style-name="Standard">
      <style:paragraph-properties fo:text-align="justify" style:justify-single-word="false"/>
      <style:text-properties officeooo:rsid="0016302d" officeooo:paragraph-rsid="0016302d"/>
    </style:style>
    <style:style style:name="P16" style:family="paragraph" style:parent-style-name="Standard">
      <style:text-properties officeooo:rsid="000535a9" officeooo:paragraph-rsid="0017db19"/>
    </style:style>
    <style:style style:name="P17" style:family="paragraph" style:parent-style-name="Standard">
      <style:paragraph-properties fo:text-align="justify" style:justify-single-word="false"/>
      <style:text-properties officeooo:rsid="000535a9" officeooo:paragraph-rsid="0017db19"/>
    </style:style>
    <style:style style:name="P18" style:family="paragraph" style:parent-style-name="Standard">
      <style:paragraph-properties fo:text-align="justify" style:justify-single-word="false"/>
      <style:text-properties officeooo:rsid="00181839" officeooo:paragraph-rsid="00181839"/>
    </style:style>
    <style:style style:name="P19" style:family="paragraph" style:parent-style-name="Text_20_body" style:list-style-name="L1"/>
    <style:style style:name="P20" style:family="paragraph" style:parent-style-name="Text_20_body" style:list-style-name="L1">
      <style:text-properties officeooo:paragraph-rsid="0016302d"/>
    </style:style>
    <style:style style:name="P21" style:family="paragraph" style:parent-style-name="Text_20_body" style:list-style-name="L2"/>
    <style:style style:name="P22" style:family="paragraph" style:parent-style-name="Text_20_body">
      <style:paragraph-properties fo:text-align="justify" style:justify-single-word="false"/>
      <style:text-properties officeooo:rsid="0016302d" officeooo:paragraph-rsid="0016302d"/>
    </style:style>
    <style:style style:name="P23" style:family="paragraph" style:parent-style-name="Text_20_body">
      <style:text-properties fo:font-weight="bold" officeooo:paragraph-rsid="0016302d"/>
    </style:style>
    <style:style style:name="P24" style:family="paragraph" style:parent-style-name="Text_20_body" style:list-style-name="L3">
      <style:text-properties officeooo:paragraph-rsid="0016302d"/>
    </style:style>
    <style:style style:name="P25" style:family="paragraph" style:parent-style-name="Text_20_body">
      <style:text-properties officeooo:paragraph-rsid="0016302d"/>
    </style:style>
    <style:style style:name="P26" style:family="paragraph" style:parent-style-name="Text_20_body">
      <style:paragraph-properties fo:text-align="justify" style:justify-single-word="false"/>
      <style:text-properties officeooo:rsid="00034acc" officeooo:paragraph-rsid="0016302d"/>
    </style:style>
    <style:style style:name="P27" style:family="paragraph" style:parent-style-name="Text_20_body">
      <style:text-properties officeooo:rsid="0000bd0c"/>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1">
      <style:paragraph-properties fo:margin-top="0cm" fo:margin-bottom="0cm" loext:contextual-spacing="false"/>
      <style:text-properties officeooo:paragraph-rsid="0016302d"/>
    </style:style>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text-properties officeooo:paragraph-rsid="0016302d"/>
    </style:style>
    <style:style style:name="T1" style:family="text">
      <style:text-properties officeooo:rsid="0008c0f8"/>
    </style:style>
    <style:style style:name="T2" style:family="text">
      <style:text-properties officeooo:rsid="00099d11"/>
    </style:style>
    <style:style style:name="T3" style:family="text">
      <style:text-properties officeooo:rsid="0009ffa6"/>
    </style:style>
    <style:style style:name="T4" style:family="text">
      <style:text-properties officeooo:rsid="000a44ad"/>
    </style:style>
    <style:style style:name="T5" style:family="text">
      <style:text-properties officeooo:rsid="000ef58c"/>
    </style:style>
    <style:style style:name="T6" style:family="text">
      <style:text-properties officeooo:rsid="00100475"/>
    </style:style>
    <style:style style:name="T7" style:family="text">
      <style:text-properties officeooo:rsid="0011aae3"/>
    </style:style>
    <style:style style:name="T8" style:family="text">
      <style:text-properties officeooo:rsid="001361ac"/>
    </style:style>
    <style:style style:name="T9" style:family="text">
      <style:text-properties officeooo:rsid="00155b7a"/>
    </style:style>
    <style:style style:name="T10" style:family="text">
      <style:text-properties officeooo:rsid="001584c5"/>
    </style:style>
    <style:style style:name="T11" style:family="text">
      <style:text-properties officeooo:rsid="0016302d"/>
    </style:style>
    <style:style style:name="T12" style:family="text">
      <style:text-properties officeooo:rsid="0017db19"/>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
      <text:section text:style-name="Sect1" text:name="help-post-body">
        <text:p text:style-name="P27"/>
      </text:section>
      <text:p text:style-name="P17">Para responder a RQ7 inicialmente temos que definir <text:span text:style-name="T12">os termos confiança e reputação e entendermos o seu funcionamento.</text:span> </text:p>
      <text:p text:style-name="P16"/>
      <text:p text:style-name="P4"><text:span text:style-name="T3">C</text:span>on<text:span text:style-name="T1">fi</text:span>ança é um<text:span text:style-name="T1">a palavra usada </text:span><text:s/>em muitas áreas, incluindo: ciência da computação, <text:s/>cada área <text:span text:style-name="T2">possui</text:span> o <text:span text:style-name="T1">seu </text:span>conceito de con<text:span text:style-name="T1">fi</text:span>ança. <text:span text:style-name="T3">Para a pisicologia, confiar em uma pessoa é um compromisso a realizar, uma ação baseada na crença de que as futuras ações dessa pessoa levarão a um bom resultado <text:s/>\cite{golbeckthesis05}, <text:s/>nosso trabalho esta focado no Satack overflow e em suas interações sociais colaborativas, para eles a reputação representa a opinião do grupo sobre alguém, ela é <text:s/>o indicador de confiança. <text:s/></text:span></text:p>
      <text:p text:style-name="P4"/>
      <text:p text:style-name="P6">Normalmente, uma <text:span text:style-name="T4">indivíduo </text:span><text:s/>com boa reputação te<text:span text:style-name="T5">nde a </text:span>infiuência <text:s/>outr<text:span text:style-name="T5">os</text:span>, e <text:span text:style-name="T5">isso</text:span> induz a ter uma alta confiança nas interações com <text:span text:style-name="T5">ele.</text:span> Não <text:span text:style-name="T5">existe</text:span> uma regra específica para relacionar confiança com reputação, <text:span text:style-name="T5">em alguns casos</text:span> <text:span text:style-name="T5">os </text:span>interesses particulares podem infiuenciar esses conceitos, <text:span text:style-name="T5">nesse caso a</text:span> confiança é definida como um fator pessoal e subjetivo.</text:p>
      <text:p text:style-name="P14"/>
      <text:p text:style-name="P7"><text:span text:style-name="T6">Podemos então entender que a</text:span> confiança <text:span text:style-name="T5">em</text:span> indivíduo é derivada de uma combinação de referências recebidas e experiência pessoal, <text:span text:style-name="T6">por outro lado</text:span> reputação, <text:span text:style-name="T7">é baseada </text:span>na falta de experiência pessoal, é <text:span text:style-name="T7">uma </text:span>medida de confiança coletiva, calculada com base nas referências ou qualificações dos membros de uma comunidade <text:span text:style-name="T7">ou seja <text:s/></text:span>a confiança <text:span text:style-name="T7">é</text:span> baseada em referências de terceiros <text:span text:style-name="T3">\cite{golbeckthesis05}.</text:span></text:p>
      <text:p text:style-name="P13"/>
      <text:p text:style-name="P5"><text:span text:style-name="T5">Entendemos que as </text:span><text:s/>redes sociais são <text:span text:style-name="T2">desenvolvidas pensando em </text:span>usuários comuns da <text:span text:style-name="T2">internet por isso são </text:span>ferramentas <text:span text:style-name="T2">simples</text:span>. <text:span text:style-name="T2">Com isso</text:span>, a definição de confiança deve ser o <text:span text:style-name="T2">mais </text:span>simples <text:span text:style-name="T2">possível </text:span>para que <text:span text:style-name="T3">os </text:span><text:s/>usuários <text:span text:style-name="T3">consigam </text:span>entend<text:span text:style-name="T3">er </text:span>o que estão expressando e o façam com precisão <text:span text:style-name="T3">\cite{golbeckthesis05}</text:span>. </text:p>
      <text:p text:style-name="P2"/>
      <text:p text:style-name="P9"><text:span text:style-name="T10">Sistemas on-line a </text:span>reputação, <text:span text:style-name="T10">é um resultado para as </text:span>avaliações que os <text:span text:style-name="T10">usuários de uma comunidade</text:span> realizam sobre o uso de algum <text:span text:style-name="T10">produto, </text:span>serviço <text:span text:style-name="T10">ou mesmo outro usuário</text:span>. Baseado nessas avaliações, pode ser <text:span text:style-name="T10">obtido</text:span> um valor de reputação <text:span text:style-name="T10">para</text:span> <text:span text:style-name="T10">o item</text:span> em questão <text:span text:style-name="T3">\cite{Resnick-20}</text:span>. </text:p>
      <text:p text:style-name="P11"/>
      <text:p text:style-name="P7">Esse tipo de sistema <text:span text:style-name="T10">pode sim </text:span>ajuda pessoas a decidirem em quem confiar, encoraja<text:span text:style-name="T11">ndo</text:span> um comportamento de interação. <text:span text:style-name="T8">Em seu trabalho</text:span> <text:span text:style-name="T3">\cite{golbeck-09}</text:span>, <text:span text:style-name="T8">diz que</text:span> a finalidade dos sistemas de confiança e reputação é de fortalecer a qualidade nas comunidades, fornecendo incentivos pelo bom comportamento e punindo <text:span text:style-name="T11">contrario</text:span>. </text:p>
      <text:p text:style-name="P8"/>
      <text:p text:style-name="P10">Os sistemas de reputação são usados em aplicações comerciais online bem sucedidas <text:span text:style-name="T3">\cite{golbeck-09}</text:span>, em que, a confiança que gera um usuário com boa reputação é importante, <text:span text:style-name="T11">como exemplo temos o mercedo livre veja a Figura - <text:s/></text:span>. </text:p>
      <text:p text:style-name="P10"/>
      <text:p text:style-name="P15">Na comunidade do Stack overflow podemos observer no endereço <text:span text:style-name="T9"><text:s/>https://pt.stackoverflow.com/help/whats-reputation,</text:span> como o sistema de reputaçãoo funciona:</text:p>
      <text:p text:style-name="P15"/>
      <text:p text:style-name="P15">//tirado do site inicio</text:p>
      <text:p text:style-name="P25">A reputação é uma medição aproximada do grau de confiança da comunidade em você; ela é obtida convencendo seus colegas de que você sabe do que está falando. O uso básico do site, inclusive fazer perguntas, responder e sugerir edições, não exige reputação alguma. Mas quanto mais reputação você obtiver, mais privilégios ganhará.</text:p>
      <text:p text:style-name="P25"><text:soft-page-break/>A principal forma de ganhar reputação é publicando boas perguntas e respostas úteis. Os votos nessas publicações farão com que você ganhe (ou às vezes perca) reputação. Observe que os votos em publicações marcadas como “wiki da comunidade” não geram reputação alguma.</text:p>
      <text:p text:style-name="P25">Você pode ganhar no máximo 200 pontos de reputação por dia de qualquer combinação das atividades a seguir. Apenas as gratificações recebidas e as respostas aceitas não estão sujeitas ao limite diário de reputação.</text:p>
      <text:p text:style-name="P23">Você ganha reputação quando:</text:p>
      <text:list xml:id="list3023234128497158232" text:style-name="L1">
        <text:list-item>
          <text:p text:style-name="P29">a pergunta recebe votos a favor: +5 </text:p>
        </text:list-item>
        <text:list-item>
          <text:p text:style-name="P29">a resposta recebe votos a favor: +10 </text:p>
        </text:list-item>
        <text:list-item>
          <text:p text:style-name="P29">a resposta é marcada como “aceita”: +15 (+2 para quem aceitou) </text:p>
        </text:list-item>
        <text:list-item>
          <text:p text:style-name="P29">uma edição sugerida é aceita: +2 (até um total de +1000 por usuário) </text:p>
        </text:list-item>
        <text:list-item>
          <text:p text:style-name="P29">sua resposta recebeu uma gratificação: +quantidade total da gratificação </text:p>
        </text:list-item>
        <text:list-item>
          <text:p text:style-name="P29">uma de suas respostas recebeu uma gratificação automaticamente: +1/2 da quantidade da gratificação (consulte mais detalhes sobre o funcionamento das gratificações) </text:p>
        </text:list-item>
        <text:list-item>
          <text:p text:style-name="P20">bônus de associação no site: +100 em cada site (recebida no máximo uma vez por site) </text:p>
        </text:list-item>
      </text:list>
      <text:p text:style-name="P25">Se for um usuário experiente da rede Stack Exchange com 200 ou mais pontos de reputação em pelo menos um site, você receberá um bônus inicial de reputação de +100 pontos para superar as restrições básicas de novo usuário. Isso acontecerá automaticamente em todos os sites atuais do Stack Exchange onde você tiver uma conta e em qualquer outro site Stack Exchange no momento que fizer log-in.</text:p>
      <text:p text:style-name="P23">Você perde reputação quando:</text:p>
      <text:list xml:id="list4428900592607341707" text:style-name="L3">
        <text:list-item>
          <text:p text:style-name="P31">sua pergunta recebe votos contra: −2 </text:p>
        </text:list-item>
        <text:list-item>
          <text:p text:style-name="P31">sua resposta recebe votos contra: −2 </text:p>
        </text:list-item>
        <text:list-item>
          <text:p text:style-name="P31">você vota contra uma resposta: −1 </text:p>
        </text:list-item>
        <text:list-item>
          <text:p text:style-name="P31">você coloca uma gratificação em uma pergunta: −quantidade total da gratificação </text:p>
        </text:list-item>
        <text:list-item>
          <text:p text:style-name="P24">uma de suas publicações recebe 6 sinalizações como spam ou ofensiva:−100 </text:p>
        </text:list-item>
      </text:list>
      <text:p text:style-name="P22">Todos os usuários começam com um ponto de reputação e a reputação nunca pode cair abaixo de 1. A aceitação de sua própria resposta não acrescenta pontos de reputação. Se um usuário reverter um voto, o ganho ou perda de reputação correspondente será revertido também. A reversão do voto como resultado de uma fraude de votação também retornará a reputação perdida ou ganha.</text:p>
      <text:p text:style-name="P26">No fim deste espectro de reputação há pouca diferença entre os usuários com alta reputação e os <text:s/>moderadores. Isso é intencional. Não administramos este site. Ele é administrado pela comunidade.</text:p>
      <text:p text:style-name="P12"><text:span text:style-name="T9">// fim </text:span></text:p>
      <text:p text:style-name="P12"/>
      <text:p text:style-name="P12"/>
      <text:p text:style-name="P12"/>
      <text:p text:style-name="P12"/>
      <text:p text:style-name="P12"/>
      <text:p text:style-name="P12"/>
      <text:p text:style-name="P12"/>
      <text:p text:style-name="P12"><text:soft-page-break/></text:p>
      <text:p text:style-name="P18">Marco, primeiro, voce pode escrever um parãgrafo ou dois explicando como se define o conceito de reputacao e citar \cite{golbeckthesis05} (ja inseri a referencia dela) e explicar como a pontuacao que define a reputacao no S.O. é conduzida.</text:p>
      <text:p text:style-name="P18">Depois retomar a questao 6, tabela 5.13 e lembrar que 1658 peguntas tiveram respostas e 304 <text:s/>nao. Minha sugestao é trabalhar inicialmente com <text:s/>esses dois conjuntos.</text:p>
      <text:p text:style-name="P18">Depois voce deve encontrar quntos autores fizeram as perguntas nao respondidas e quantos fizeram as pergutas respondidas e quantos autores responderam as pergunas (note que sao tres conjuntos). Isso dá uma outra tabela e é possível calcular as médias aritméticas de autor por pergunta e de autor por resposta (no segundo caso). Seria interessante comparar essa média com <text:s/>a média geral que o SO tem. Isso voce pode calcular no seu dataset ou ver se jã tem algum pulicacao com esses dados.</text:p>
      <text:p text:style-name="P18"/>
      <text:p text:style-name="P18">Depois, achar as reputações de cada autor e colocar esses data points numa sequenci e fazer uma figura usando o R com três box plots para cada um desses conjuntos: autor de perguna sem resposta, autor de pergunta com resposta e autor de resposta. Pode fazer também o grãfico de dispersao. Só depois de analisar esses diagramas vamos decidir se e como vamos subdividir esses conjuntos em dois ou trÊs de acordo com a reputac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07:06:07.047436796</meta:creation-date>
    <dc:date>2018-05-10T10:16:51.580579958</dc:date>
    <meta:editing-duration>PT1H22M49S</meta:editing-duration>
    <meta:editing-cycles>11</meta:editing-cycles>
    <meta:generator>LibreOffice/5.1.6.2$Linux_X86_64 LibreOffice_project/10m0$Build-2</meta:generator>
    <meta:document-statistic meta:table-count="0" meta:image-count="0" meta:object-count="0" meta:page-count="3" meta:paragraph-count="35" meta:word-count="1061" meta:character-count="6627" meta:non-whitespace-character-count="5577"/>
  </office:meta>
</office:document-meta>
</file>